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7b180" officeooo:paragraph-rsid="0007b1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TOR DE RENDERIZADO DE LOS NAVEGADORES:</text:p>
      <text:p text:style-name="P1"/>
      <text:p text:style-name="Standard">motor de renderizado que utiliza Edge --&gt; BLINK</text:p>
      <text:p text:style-name="Standard">motor de renderizado que utiliza Explorer--&gt; trident</text:p>
      <text:p text:style-name="Standard">motor de renderizado que utiliza Firefox--&gt; Gecko</text:p>
      <text:p text:style-name="Standard">motor de renderizado que utiliza Google Chrome--&gt; Blink</text:p>
      <text:p text:style-name="Standard">motor de renderizado que utiliza Opera GX--&gt; WebKit</text:p>
      <text:p text:style-name="Standard">motor de renderizado que utiliza Safari--&gt; WebK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2:08:41.228000000</meta:creation-date>
    <dc:date>2024-09-17T12:09:47.749000000</dc:date>
    <meta:editing-duration>PT57S</meta:editing-duration>
    <meta:editing-cycles>2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7" meta:word-count="57" meta:character-count="343" meta:non-whitespace-character-count="299"/>
  </office:meta>
</office:document-meta>
</file>